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82cm"/>
      <style:text-properties fo:font-style="normal" officeooo:rsid="00128d8c" style:font-style-asian="normal" style:font-style-complex="normal"/>
    </style:style>
    <style:style style:name="P2" style:family="paragraph" style:parent-style-name="Standard">
      <style:text-properties fo:font-style="normal" officeooo:rsid="00152b8d" officeooo:paragraph-rsid="0016d730" style:font-style-asian="normal" style:font-style-complex="normal"/>
    </style:style>
    <style:style style:name="P3" style:family="paragraph" style:parent-style-name="Standard">
      <style:text-properties fo:font-style="normal" officeooo:rsid="00152b8d" officeooo:paragraph-rsid="0016e381" style:font-style-asian="normal" style:font-style-complex="normal"/>
    </style:style>
    <style:style style:name="P4" style:family="paragraph" style:parent-style-name="Standard">
      <style:text-properties officeooo:paragraph-rsid="000db36f"/>
    </style:style>
    <style:style style:name="P5" style:family="paragraph" style:parent-style-name="Standard">
      <style:text-properties style:use-window-font-color="true" style:font-name="Liberation Serif" fo:font-size="12pt" fo:font-style="normal" fo:font-weight="normal" officeooo:rsid="00152b8d" officeooo:paragraph-rsid="00152b8d" fo:background-color="transparent" style:font-style-asian="normal" style:font-style-complex="normal"/>
    </style:style>
    <style:style style:name="P6" style:family="paragraph" style:parent-style-name="Standard">
      <style:paragraph-properties style:line-height-at-least="0.582cm"/>
      <style:text-properties style:use-window-font-color="true" style:font-name="Liberation Serif" fo:font-size="12pt" fo:font-style="italic" fo:font-weight="normal" fo:background-color="transparent" style:font-style-asian="italic" style:font-style-complex="italic"/>
    </style:style>
    <style:style style:name="P7" style:family="paragraph" style:parent-style-name="Standard">
      <style:text-properties style:use-window-font-color="true" style:font-name="Liberation Serif" fo:font-size="12pt" fo:font-weight="normal" officeooo:paragraph-rsid="00152b8d" fo:background-color="transparent"/>
    </style:style>
    <style:style style:name="P8" style:family="paragraph" style:parent-style-name="Standard">
      <style:paragraph-properties style:line-height-at-least="0.582cm"/>
      <style:text-properties style:use-window-font-color="true" style:font-name="Liberation Serif" fo:font-size="12pt" fo:font-weight="normal" fo:background-color="transparent"/>
    </style:style>
    <style:style style:name="P9" style:family="paragraph" style:parent-style-name="Standard">
      <style:paragraph-properties style:line-height-at-least="0.582cm"/>
      <style:text-properties style:use-window-font-color="true" style:font-name="Liberation Serif" fo:background-color="transparent"/>
    </style:style>
    <style:style style:name="P10" style:family="paragraph" style:parent-style-name="Standard">
      <style:text-properties fo:font-style="italic" style:font-style-asian="italic" style:font-style-complex="italic"/>
    </style:style>
    <style:style style:name="P11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style:line-height-at-least="0.582cm"/>
      <style:text-properties style:use-window-font-color="true" style:font-name="Liberation Serif" fo:font-size="12pt" fo:font-weight="normal" fo:background-color="transparent"/>
    </style:style>
    <style:style style:name="P13" style:family="paragraph" style:parent-style-name="Standard">
      <style:text-properties officeooo:paragraph-rsid="0016d730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52b8d" style:font-style-asian="normal" style:font-style-complex="normal"/>
    </style:style>
    <style:style style:name="T5" style:family="text">
      <style:text-properties fo:font-style="normal" officeooo:rsid="0018ba50" style:font-style-asian="normal" style:font-style-complex="normal"/>
    </style:style>
    <style:style style:name="T6" style:family="text">
      <style:text-properties fo:font-style="normal" officeooo:rsid="001a9dbf" style:font-style-asian="normal" style:font-style-complex="normal"/>
    </style:style>
    <style:style style:name="T7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18ba50" style:font-size-asian="14pt" style:font-style-asian="italic" style:font-weight-asian="bold" style:font-size-complex="14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Softex – Atividade 0</text:span><text:span text:style-name="T8">1</text:span></text:p>
      <text:p text:style-name="P11"/>
      <text:p text:style-name="P6">Desenvolva um programa que utiliza o nome de um aluno, duas notas e a quantidade de faltas que ele teve. Conclua se o aluno está aprovado ou reprovado de acordo com as especificações:</text:p>
      <text:p text:style-name="P10"/>
      <text:p text:style-name="P10">- Se a média do aluno for menor que sete, o sistema deve informar o nome do aluno e que ele está reprovado;</text:p>
      <text:p text:style-name="P10">- Se o aluno possuir mais de três faltas, o sistema deve informar o nome do aluno e que ele está reprovado;</text:p>
      <text:p text:style-name="P10">- Se a média do aluno for maior ou igual a sete, o sistema deve informar o nome do aluno e que ele está aprovado.</text:p>
      <text:p text:style-name="P10"/>
      <text:p text:style-name="P10">No sistema, todos os valores devem estar armazenados em variáveis.</text:p>
      <text:p text:style-name="P1"/>
      <text:p text:style-name="P13"><text:span text:style-name="T1">Projeto</text:span><text:span text:style-name="T2"> disponível em:</text:span><text:span text:style-name="T4"> </text:span><text:a xlink:type="simple" xlink:href="https://github.com/WandeilsonFerreira/Softex/tree/main/Lógica%20de%20Programação%20e%20Orientação%20de%20Objetos/Módulo%2002%20-%20Introdução%20a%20programação/Atividade%2001" text:style-name="Internet_20_link" text:visited-style-name="Visited_20_Internet_20_Link"><text:span text:style-name="T5">G</text:span></text:a><text:a xlink:type="simple" xlink:href="https://github.com/WandeilsonFerreira/Softex/tree/main/Lógica%20de%20Programação%20e%20Orientação%20de%20Objetos/Módulo%2002%20-%20Introdução%20a%20programação/Atividade%2001" text:style-name="Internet_20_link" text:visited-style-name="Visited_20_Internet_20_Link"><text:span text:style-name="T6">ithub</text:span></text:a><text:span text:style-name="T6"> </text:span></text:p>
      <text:p text:style-name="P2"/>
      <text:p text:style-name="P3">Seguindo as orientação da tutora irei utilizar a linguagem de programação Javascript para a resolução dessa atividade. </text:p>
      <text:p text:style-name="P5"><text:s/></text:p>
      <text:p text:style-name="P7"><text:span text:style-name="T4"><text:s/></text:span>let input = require('prompt-sync')()</text:p>
      <text:p text:style-name="P9"/>
      <text:p text:style-name="P8">console.log('Digite o nome do aluno: ');</text:p>
      <text:p text:style-name="P8">var nomeAluno = input();</text:p>
      <text:p text:style-name="P9"/>
      <text:p text:style-name="P8">console.log('Digite a primeira nota: ');</text:p>
      <text:p text:style-name="P8">var notaUm = input();</text:p>
      <text:p text:style-name="P9"/>
      <text:p text:style-name="P8">console.log('Digite a segunda nota: ');</text:p>
      <text:p text:style-name="P8">var notaDois = input();</text:p>
      <text:p text:style-name="P9"/>
      <text:p text:style-name="P8">console.log('Digite o numero de faltas: ');</text:p>
      <text:p text:style-name="P8">var quantidadeFaltas = input();</text:p>
      <text:p text:style-name="P9"/>
      <text:p text:style-name="P8">var calcMedia = (notaUm + notaDois) / 2;</text:p>
      <text:p text:style-name="P8">var media = calcMedia &lt; 7 ? 'Reprovado' : 'Aprovado';</text:p>
      <text:p text:style-name="P8">var faltas = quantidadeFaltas &gt; 3 ? 'Reprovado' : 'Aprovado';</text:p>
      <text:p text:style-name="P8">var status =</text:p>
      <text:p text:style-name="P8">(media == 'Aprovado') &amp; (faltas == 'Aprovado') ? 'Aprovado' : 'Reprovado';</text:p>
      <text:p text:style-name="P8">console.clear();</text:p>
      <text:p text:style-name="P8">console.log('O aluno ' + nomeAluno + ' está ' + status);</text:p>
      <text:p text:style-name="P8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7-27T23:44:28.964566241</dc:date>
    <meta:editing-duration>PT21M48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233" meta:character-count="1357" meta:non-whitespace-character-count="1143"/>
  </office:meta>
</office:document-meta>
</file>